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1.3965in"/>
    </style:style>
    <style:style style:name="co5" style:family="table-column">
      <style:table-column-properties fo:break-before="auto" style:column-width="1.3701in"/>
    </style:style>
    <style:style style:name="co6" style:family="table-column">
      <style:table-column-properties fo:break-before="auto" style:column-width="1.7929in"/>
    </style:style>
    <style:style style:name="co7" style:family="table-column">
      <style:table-column-properties fo:break-before="auto" style:column-width="2.40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8.3886in" svg:height="5.6752in" svg:x="0.2209in" svg:y="3.0091in">
            <draw:object draw:notify-on-update-of-ranges="Sheet1.A2:Sheet1.A16 Sheet1.J2:Sheet1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 (MB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ycles/Bytes</text:p>
          </table:table-cell>
          <table:table-cell office:value-type="string" calcext:value-type="string">
            <text:p>Time/Byte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Time (nanoseconds)</text:p>
          </table:table-cell>
          <table:table-cell office:value-type="string" calcext:value-type="string">
            <text:p>Block Size (Bytes)</text:p>
          </table:table-cell>
          <table:table-cell office:value-type="string" calcext:value-type="string">
            <text:p>Num of Blocks</text:p>
          </table:table-cell>
          <table:table-cell office:value-type="string" calcext:value-type="string">
            <text:p>Time per Block (nanoseconds/block)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6704710" calcext:value-type="float">
            <text:p>6704710</text:p>
          </table:table-cell>
          <table:table-cell table:formula="of:=[.B2]/([.A2])" office:value-type="float" office:value="1676177.5" calcext:value-type="float">
            <text:p>1676177.5</text:p>
          </table:table-cell>
          <table:table-cell table:formula="of:=[.B2]*(1/(3.3*10^9))*10^9/([.A2]*1024)" office:value-type="float" office:value="496.027906013258" calcext:value-type="float">
            <text:p>496.0279060133</text:p>
          </table:table-cell>
          <table:table-cell table:formula="of:=[.B2]*(1/(3.3*10^9))" office:value-type="float" office:value="0.0020317303030303" calcext:value-type="float">
            <text:p>0.0020317303</text:p>
          </table:table-cell>
          <table:table-cell table:formula="of:=[.A2]/[.E2]" office:value-type="float" office:value="1968.76524115137" calcext:value-type="float">
            <text:p>1968.7652411514</text:p>
          </table:table-cell>
          <table:table-cell table:formula="of:=[.E2]*10^9" office:value-type="float" office:value="2031730.3030303" calcext:value-type="float">
            <text:p>2031730.3030303</text:p>
          </table:table-cell>
          <table:table-cell office:value-type="float" office:value="512" calcext:value-type="float">
            <text:p>512</text:p>
          </table:table-cell>
          <table:table-cell table:formula="of:=([.A2]*1024*1024)/[.H2]" office:value-type="float" office:value="8192" calcext:value-type="float">
            <text:p>8192</text:p>
          </table:table-cell>
          <table:table-cell table:formula="of:=[.G2]/[.I2]" office:value-type="float" office:value="248.013953006629" calcext:value-type="float">
            <text:p>248.0139530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55127" calcext:value-type="float">
            <text:p>12355127</text:p>
          </table:table-cell>
          <table:table-cell table:formula="of:=[.B3]/([.A3])" office:value-type="float" office:value="1544390.875" calcext:value-type="float">
            <text:p>1544390.875</text:p>
          </table:table-cell>
          <table:table-cell table:formula="of:=[.B3]*(1/(3.3*10^9))*10^9/([.A3]*1024)" office:value-type="float" office:value="457.028549656724" calcext:value-type="float">
            <text:p>457.0285496567</text:p>
          </table:table-cell>
          <table:table-cell table:formula="of:=[.B3]*(1/(3.3*10^9))" office:value-type="float" office:value="0.00374397787878788" calcext:value-type="float">
            <text:p>0.0037439779</text:p>
          </table:table-cell>
          <table:table-cell table:formula="of:=[.A3]/[.E3]" office:value-type="float" office:value="2136.76476170581" calcext:value-type="float">
            <text:p>2136.7647617058</text:p>
          </table:table-cell>
          <table:table-cell table:formula="of:=[.E3]*10^9" office:value-type="float" office:value="3743977.87878788" calcext:value-type="float">
            <text:p>3743977.87878788</text:p>
          </table:table-cell>
          <table:table-cell office:value-type="float" office:value="512" calcext:value-type="float">
            <text:p>512</text:p>
          </table:table-cell>
          <table:table-cell table:formula="of:=([.A3]*1024*1024)/[.H3]" office:value-type="float" office:value="16384" calcext:value-type="float">
            <text:p>16384</text:p>
          </table:table-cell>
          <table:table-cell table:formula="of:=[.G3]/[.I3]" office:value-type="float" office:value="228.514274828362" calcext:value-type="float">
            <text:p>228.51427482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81694" calcext:value-type="float">
            <text:p>21881694</text:p>
          </table:table-cell>
          <table:table-cell table:formula="of:=[.B4]/([.A4])" office:value-type="float" office:value="1367605.875" calcext:value-type="float">
            <text:p>1367605.875</text:p>
          </table:table-cell>
          <table:table-cell table:formula="of:=[.B4]*(1/(3.3*10^9))*10^9/([.A4]*1024)" office:value-type="float" office:value="404.712912819602" calcext:value-type="float">
            <text:p>404.7129128196</text:p>
          </table:table-cell>
          <table:table-cell table:formula="of:=[.B4]*(1/(3.3*10^9))" office:value-type="float" office:value="0.00663081636363636" calcext:value-type="float">
            <text:p>0.0066308164</text:p>
          </table:table-cell>
          <table:table-cell table:formula="of:=[.A4]/[.E4]" office:value-type="float" office:value="2412.97588751584" calcext:value-type="float">
            <text:p>2412.9758875158</text:p>
          </table:table-cell>
          <table:table-cell table:formula="of:=[.E4]*10^9" office:value-type="float" office:value="6630816.36363636" calcext:value-type="float">
            <text:p>6630816.36363636</text:p>
          </table:table-cell>
          <table:table-cell office:value-type="float" office:value="512" calcext:value-type="float">
            <text:p>512</text:p>
          </table:table-cell>
          <table:table-cell table:formula="of:=([.A4]*1024*1024)/[.H4]" office:value-type="float" office:value="32768" calcext:value-type="float">
            <text:p>32768</text:p>
          </table:table-cell>
          <table:table-cell table:formula="of:=[.G4]/[.I4]" office:value-type="float" office:value="202.356456409801" calcext:value-type="float">
            <text:p>202.35645640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72989" calcext:value-type="float">
            <text:p>44872989</text:p>
          </table:table-cell>
          <table:table-cell table:formula="of:=[.B5]/([.A5])" office:value-type="float" office:value="1402280.90625" calcext:value-type="float">
            <text:p>1402280.90625</text:p>
          </table:table-cell>
          <table:table-cell table:formula="of:=[.B5]*(1/(3.3*10^9))*10^9/([.A5]*1024)" office:value-type="float" office:value="414.974226518111" calcext:value-type="float">
            <text:p>414.9742265181</text:p>
          </table:table-cell>
          <table:table-cell table:formula="of:=[.B5]*(1/(3.3*10^9))" office:value-type="float" office:value="0.0135978754545455" calcext:value-type="float">
            <text:p>0.0135978755</text:p>
          </table:table-cell>
          <table:table-cell table:formula="of:=[.A5]/[.E5]" office:value-type="float" office:value="2353.30880231758" calcext:value-type="float">
            <text:p>2353.3088023176</text:p>
          </table:table-cell>
          <table:table-cell table:formula="of:=[.E5]*10^9" office:value-type="float" office:value="13597875.4545455" calcext:value-type="float">
            <text:p>13597875.4545455</text:p>
          </table:table-cell>
          <table:table-cell office:value-type="float" office:value="512" calcext:value-type="float">
            <text:p>512</text:p>
          </table:table-cell>
          <table:table-cell table:formula="of:=([.A5]*1024*1024)/[.H5]" office:value-type="float" office:value="65536" calcext:value-type="float">
            <text:p>65536</text:p>
          </table:table-cell>
          <table:table-cell table:formula="of:=[.G5]/[.I5]" office:value-type="float" office:value="207.487113259055" calcext:value-type="float">
            <text:p>207.48711325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787627" calcext:value-type="float">
            <text:p>85787627</text:p>
          </table:table-cell>
          <table:table-cell table:formula="of:=[.B6]/([.A6])" office:value-type="float" office:value="1340431.671875" calcext:value-type="float">
            <text:p>1340431.671875</text:p>
          </table:table-cell>
          <table:table-cell table:formula="of:=[.B6]*(1/(3.3*10^9))*10^9/([.A6]*1024)" office:value-type="float" office:value="396.671304413767" calcext:value-type="float">
            <text:p>396.6713044138</text:p>
          </table:table-cell>
          <table:table-cell table:formula="of:=[.B6]*(1/(3.3*10^9))" office:value-type="float" office:value="0.0259962506060606" calcext:value-type="float">
            <text:p>0.0259962506</text:p>
          </table:table-cell>
          <table:table-cell table:formula="of:=[.A6]/[.E6]" office:value-type="float" office:value="2461.89348494276" calcext:value-type="float">
            <text:p>2461.8934849428</text:p>
          </table:table-cell>
          <table:table-cell table:formula="of:=[.E6]*10^9" office:value-type="float" office:value="25996250.6060606" calcext:value-type="float">
            <text:p>25996250.6060606</text:p>
          </table:table-cell>
          <table:table-cell office:value-type="float" office:value="512" calcext:value-type="float">
            <text:p>512</text:p>
          </table:table-cell>
          <table:table-cell table:formula="of:=([.A6]*1024*1024)/[.H6]" office:value-type="float" office:value="131072" calcext:value-type="float">
            <text:p>131072</text:p>
          </table:table-cell>
          <table:table-cell table:formula="of:=[.G6]/[.I6]" office:value-type="float" office:value="198.335652206883" calcext:value-type="float">
            <text:p>198.3356522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2872449" calcext:value-type="float">
            <text:p>172872449</text:p>
          </table:table-cell>
          <table:table-cell table:formula="of:=[.B7]/([.A7])" office:value-type="float" office:value="1350566.0078125" calcext:value-type="float">
            <text:p>1350566.0078125</text:p>
          </table:table-cell>
          <table:table-cell table:formula="of:=[.B7]*(1/(3.3*10^9))*10^9/([.A7]*1024)" office:value-type="float" office:value="399.67033848618" calcext:value-type="float">
            <text:p>399.6703384862</text:p>
          </table:table-cell>
          <table:table-cell table:formula="of:=[.B7]*(1/(3.3*10^9))" office:value-type="float" office:value="0.0523855906060606" calcext:value-type="float">
            <text:p>0.0523855906</text:p>
          </table:table-cell>
          <table:table-cell table:formula="of:=[.A7]/[.E7]" office:value-type="float" office:value="2443.42000384341" calcext:value-type="float">
            <text:p>2443.4200038434</text:p>
          </table:table-cell>
          <table:table-cell table:formula="of:=[.E7]*10^9" office:value-type="float" office:value="52385590.6060606" calcext:value-type="float">
            <text:p>52385590.6060606</text:p>
          </table:table-cell>
          <table:table-cell office:value-type="float" office:value="512" calcext:value-type="float">
            <text:p>512</text:p>
          </table:table-cell>
          <table:table-cell table:formula="of:=([.A7]*1024*1024)/[.H7]" office:value-type="float" office:value="262144" calcext:value-type="float">
            <text:p>262144</text:p>
          </table:table-cell>
          <table:table-cell table:formula="of:=[.G7]/[.I7]" office:value-type="float" office:value="199.83516924309" calcext:value-type="float">
            <text:p>199.83516924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6412281" calcext:value-type="float">
            <text:p>396412281</text:p>
          </table:table-cell>
          <table:table-cell table:formula="of:=[.B8]/([.A8])" office:value-type="float" office:value="1548485.47265625" calcext:value-type="float">
            <text:p>1548485.47265625</text:p>
          </table:table-cell>
          <table:table-cell table:formula="of:=[.B8]*(1/(3.3*10^9))*10^9/([.A8]*1024)" office:value-type="float" office:value="458.240255876021" calcext:value-type="float">
            <text:p>458.240255876</text:p>
          </table:table-cell>
          <table:table-cell table:formula="of:=[.B8]*(1/(3.3*10^9))" office:value-type="float" office:value="0.120124933636364" calcext:value-type="float">
            <text:p>0.1201249336</text:p>
          </table:table-cell>
          <table:table-cell table:formula="of:=[.A8]/[.E8]" office:value-type="float" office:value="2131.11460086172" calcext:value-type="float">
            <text:p>2131.1146008617</text:p>
          </table:table-cell>
          <table:table-cell table:formula="of:=[.E8]*10^9" office:value-type="float" office:value="120124933.636364" calcext:value-type="float">
            <text:p>120124933.636364</text:p>
          </table:table-cell>
          <table:table-cell office:value-type="float" office:value="512" calcext:value-type="float">
            <text:p>512</text:p>
          </table:table-cell>
          <table:table-cell table:formula="of:=([.A8]*1024*1024)/[.H8]" office:value-type="float" office:value="524288" calcext:value-type="float">
            <text:p>524288</text:p>
          </table:table-cell>
          <table:table-cell table:formula="of:=[.G8]/[.I8]" office:value-type="float" office:value="229.12012793801" calcext:value-type="float">
            <text:p>229.1201279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23307344" calcext:value-type="float">
            <text:p>723307344</text:p>
          </table:table-cell>
          <table:table-cell table:formula="of:=[.B9]/([.A9])" office:value-type="float" office:value="1412709.65625" calcext:value-type="float">
            <text:p>1412709.65625</text:p>
          </table:table-cell>
          <table:table-cell table:formula="of:=[.B9]*(1/(3.3*10^9))*10^9/([.A9]*1024)" office:value-type="float" office:value="418.060385964134" calcext:value-type="float">
            <text:p>418.0603859641</text:p>
          </table:table-cell>
          <table:table-cell table:formula="of:=[.B9]*(1/(3.3*10^9))" office:value-type="float" office:value="0.219184043636364" calcext:value-type="float">
            <text:p>0.2191840436</text:p>
          </table:table-cell>
          <table:table-cell table:formula="of:=[.A9]/[.E9]" office:value-type="float" office:value="2335.93646465174" calcext:value-type="float">
            <text:p>2335.9364646517</text:p>
          </table:table-cell>
          <table:table-cell table:formula="of:=[.E9]*10^9" office:value-type="float" office:value="219184043.636364" calcext:value-type="float">
            <text:p>219184043.636364</text:p>
          </table:table-cell>
          <table:table-cell office:value-type="float" office:value="512" calcext:value-type="float">
            <text:p>512</text:p>
          </table:table-cell>
          <table:table-cell table:formula="of:=([.A9]*1024*1024)/[.H9]" office:value-type="float" office:value="1048576" calcext:value-type="float">
            <text:p>1048576</text:p>
          </table:table-cell>
          <table:table-cell table:formula="of:=[.G9]/[.I9]" office:value-type="float" office:value="209.030192982067" calcext:value-type="float">
            <text:p>209.03019298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69158398" calcext:value-type="float">
            <text:p>1469158398</text:p>
          </table:table-cell>
          <table:table-cell table:formula="of:=[.B10]/([.A10])" office:value-type="float" office:value="1434724.99804688" calcext:value-type="float">
            <text:p>1434724.99804688</text:p>
          </table:table-cell>
          <table:table-cell table:formula="of:=[.B10]*(1/(3.3*10^9))*10^9/([.A10]*1024)" office:value-type="float" office:value="424.575342698531" calcext:value-type="float">
            <text:p>424.5753426985</text:p>
          </table:table-cell>
          <table:table-cell table:formula="of:=[.B10]*(1/(3.3*10^9))" office:value-type="float" office:value="0.445199514545455" calcext:value-type="float">
            <text:p>0.4451995145</text:p>
          </table:table-cell>
          <table:table-cell table:formula="of:=[.A10]/[.E10]" office:value-type="float" office:value="2300.0923553241" calcext:value-type="float">
            <text:p>2300.0923553241</text:p>
          </table:table-cell>
          <table:table-cell table:formula="of:=[.E10]*10^9" office:value-type="float" office:value="445199514.545455" calcext:value-type="float">
            <text:p>445199514.545455</text:p>
          </table:table-cell>
          <table:table-cell office:value-type="float" office:value="512" calcext:value-type="float">
            <text:p>512</text:p>
          </table:table-cell>
          <table:table-cell table:formula="of:=([.A10]*1024*1024)/[.H10]" office:value-type="float" office:value="2097152" calcext:value-type="float">
            <text:p>2097152</text:p>
          </table:table-cell>
          <table:table-cell table:formula="of:=[.G10]/[.I10]" office:value-type="float" office:value="212.287671349265" calcext:value-type="float">
            <text:p>212.28767134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87331746" calcext:value-type="float">
            <text:p>1587331746</text:p>
          </table:table-cell>
          <table:table-cell table:formula="of:=[.B11]/([.A11])" office:value-type="float" office:value="1443028.86" calcext:value-type="float">
            <text:p>1443028.86</text:p>
          </table:table-cell>
          <table:table-cell table:formula="of:=[.B11]*(1/(3.3*10^9))*10^9/([.A11]*1024)" office:value-type="float" office:value="427.032688210227" calcext:value-type="float">
            <text:p>427.0326882102</text:p>
          </table:table-cell>
          <table:table-cell table:formula="of:=[.B11]*(1/(3.3*10^9))" office:value-type="float" office:value="0.48100962" calcext:value-type="float">
            <text:p>0.48100962</text:p>
          </table:table-cell>
          <table:table-cell table:formula="of:=[.A11]/[.E11]" office:value-type="float" office:value="2286.85654977129" calcext:value-type="float">
            <text:p>2286.8565497713</text:p>
          </table:table-cell>
          <table:table-cell table:formula="of:=[.E11]*10^9" office:value-type="float" office:value="481009620" calcext:value-type="float">
            <text:p>481009620</text:p>
          </table:table-cell>
          <table:table-cell office:value-type="float" office:value="512" calcext:value-type="float">
            <text:p>512</text:p>
          </table:table-cell>
          <table:table-cell table:formula="of:=([.A11]*1024*1024)/[.H11]" office:value-type="float" office:value="2252800" calcext:value-type="float">
            <text:p>2252800</text:p>
          </table:table-cell>
          <table:table-cell table:formula="of:=[.G11]/[.I11]" office:value-type="float" office:value="213.516344105114" calcext:value-type="float">
            <text:p>213.51634410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52664412" calcext:value-type="float">
            <text:p>1952664412</text:p>
          </table:table-cell>
          <table:table-cell table:formula="of:=[.B12]/([.A12])" office:value-type="float" office:value="1627220.34333333" calcext:value-type="float">
            <text:p>1627220.34333333</text:p>
          </table:table-cell>
          <table:table-cell table:formula="of:=[.B12]*(1/(3.3*10^9))*10^9/([.A12]*1024)" office:value-type="float" office:value="481.540111071654" calcext:value-type="float">
            <text:p>481.5401110717</text:p>
          </table:table-cell>
          <table:table-cell table:formula="of:=[.B12]*(1/(3.3*10^9))" office:value-type="float" office:value="0.591716488484849" calcext:value-type="float">
            <text:p>0.5917164885</text:p>
          </table:table-cell>
          <table:table-cell table:formula="of:=[.A12]/[.E12]" office:value-type="float" office:value="2027.99824468763" calcext:value-type="float">
            <text:p>2027.9982446876</text:p>
          </table:table-cell>
          <table:table-cell table:formula="of:=[.E12]*10^9" office:value-type="float" office:value="591716488.484849" calcext:value-type="float">
            <text:p>591716488.484849</text:p>
          </table:table-cell>
          <table:table-cell office:value-type="float" office:value="512" calcext:value-type="float">
            <text:p>512</text:p>
          </table:table-cell>
          <table:table-cell table:formula="of:=([.A12]*1024*1024)/[.H12]" office:value-type="float" office:value="2457600" calcext:value-type="float">
            <text:p>2457600</text:p>
          </table:table-cell>
          <table:table-cell table:formula="of:=[.G12]/[.I12]" office:value-type="float" office:value="240.770055535827" calcext:value-type="float">
            <text:p>240.77005553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43093355" calcext:value-type="float">
            <text:p>2643093355</text:p>
          </table:table-cell>
          <table:table-cell table:formula="of:=[.B13]/([.A13])" office:value-type="float" office:value="2033148.73461538" calcext:value-type="float">
            <text:p>2033148.73461538</text:p>
          </table:table-cell>
          <table:table-cell table:formula="of:=[.B13]*(1/(3.3*10^9))*10^9/([.A13]*1024)" office:value-type="float" office:value="601.665700347829" calcext:value-type="float">
            <text:p>601.6657003478</text:p>
          </table:table-cell>
          <table:table-cell table:formula="of:=[.B13]*(1/(3.3*10^9))" office:value-type="float" office:value="0.80093738030303" calcext:value-type="float">
            <text:p>0.8009373803</text:p>
          </table:table-cell>
          <table:table-cell table:formula="of:=[.A13]/[.E13]" office:value-type="float" office:value="1623.09817467647" calcext:value-type="float">
            <text:p>1623.0981746765</text:p>
          </table:table-cell>
          <table:table-cell table:formula="of:=[.E13]*10^9" office:value-type="float" office:value="800937380.30303" calcext:value-type="float">
            <text:p>800937380.30303</text:p>
          </table:table-cell>
          <table:table-cell office:value-type="float" office:value="512" calcext:value-type="float">
            <text:p>512</text:p>
          </table:table-cell>
          <table:table-cell table:formula="of:=([.A13]*1024*1024)/[.H13]" office:value-type="float" office:value="2662400" calcext:value-type="float">
            <text:p>2662400</text:p>
          </table:table-cell>
          <table:table-cell table:formula="of:=[.G13]/[.I13]" office:value-type="float" office:value="300.832850173915" calcext:value-type="float">
            <text:p>300.832850173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99999643" calcext:value-type="float">
            <text:p>2599999643</text:p>
          </table:table-cell>
          <table:table-cell table:formula="of:=[.B14]/([.A14])" office:value-type="float" office:value="1857142.60214286" calcext:value-type="float">
            <text:p>1857142.60214286</text:p>
          </table:table-cell>
          <table:table-cell table:formula="of:=[.B14]*(1/(3.3*10^9))*10^9/([.A14]*1024)" office:value-type="float" office:value="549.58055224398" calcext:value-type="float">
            <text:p>549.580552244</text:p>
          </table:table-cell>
          <table:table-cell table:formula="of:=[.B14]*(1/(3.3*10^9))" office:value-type="float" office:value="0.78787867969697" calcext:value-type="float">
            <text:p>0.7878786797</text:p>
          </table:table-cell>
          <table:table-cell table:formula="of:=[.A14]/[.E14]" office:value-type="float" office:value="1776.92332090832" calcext:value-type="float">
            <text:p>1776.9233209083</text:p>
          </table:table-cell>
          <table:table-cell table:formula="of:=[.E14]*10^9" office:value-type="float" office:value="787878679.69697" calcext:value-type="float">
            <text:p>787878679.69697</text:p>
          </table:table-cell>
          <table:table-cell office:value-type="float" office:value="512" calcext:value-type="float">
            <text:p>512</text:p>
          </table:table-cell>
          <table:table-cell table:formula="of:=([.A14]*1024*1024)/[.H14]" office:value-type="float" office:value="2867200" calcext:value-type="float">
            <text:p>2867200</text:p>
          </table:table-cell>
          <table:table-cell table:formula="of:=[.G14]/[.I14]" office:value-type="float" office:value="274.79027612199" calcext:value-type="float">
            <text:p>274.7902761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73872484" calcext:value-type="float">
            <text:p>2973872484</text:p>
          </table:table-cell>
          <table:table-cell table:formula="of:=[.B15]/([.A15])" office:value-type="float" office:value="1982581.656" calcext:value-type="float">
            <text:p>1982581.656</text:p>
          </table:table-cell>
          <table:table-cell table:formula="of:=[.B15]*(1/(3.3*10^9))*10^9/([.A15]*1024)" office:value-type="float" office:value="586.701484375" calcext:value-type="float">
            <text:p>586.701484375</text:p>
          </table:table-cell>
          <table:table-cell table:formula="of:=[.B15]*(1/(3.3*10^9))" office:value-type="float" office:value="0.90117348" calcext:value-type="float">
            <text:p>0.90117348</text:p>
          </table:table-cell>
          <table:table-cell table:formula="of:=[.A15]/[.E15]" office:value-type="float" office:value="1664.49638531307" calcext:value-type="float">
            <text:p>1664.4963853131</text:p>
          </table:table-cell>
          <table:table-cell table:formula="of:=[.E15]*10^9" office:value-type="float" office:value="901173480" calcext:value-type="float">
            <text:p>901173480</text:p>
          </table:table-cell>
          <table:table-cell office:value-type="float" office:value="512" calcext:value-type="float">
            <text:p>512</text:p>
          </table:table-cell>
          <table:table-cell table:formula="of:=([.A15]*1024*1024)/[.H15]" office:value-type="float" office:value="3072000" calcext:value-type="float">
            <text:p>3072000</text:p>
          </table:table-cell>
          <table:table-cell table:formula="of:=[.G15]/[.I15]" office:value-type="float" office:value="293.3507421875" calcext:value-type="float">
            <text:p>293.35074218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57867496" calcext:value-type="float">
            <text:p>4657867496</text:p>
          </table:table-cell>
          <table:table-cell table:formula="of:=[.B16]/([.A16])" office:value-type="float" office:value="2274349.36328125" calcext:value-type="float">
            <text:p>2274349.36328125</text:p>
          </table:table-cell>
          <table:table-cell table:formula="of:=[.B16]*(1/(3.3*10^9))*10^9/([.A16]*1024)" office:value-type="float" office:value="673.043727296772" calcext:value-type="float">
            <text:p>673.0437272968</text:p>
          </table:table-cell>
          <table:table-cell table:formula="of:=[.B16]*(1/(3.3*10^9))" office:value-type="float" office:value="1.41147499878788" calcext:value-type="float">
            <text:p>1.4114749988</text:p>
          </table:table-cell>
          <table:table-cell table:formula="of:=[.A16]/[.E16]" office:value-type="float" office:value="1450.96441790237" calcext:value-type="float">
            <text:p>1450.9644179024</text:p>
          </table:table-cell>
          <table:table-cell table:formula="of:=[.E16]*10^9" office:value-type="float" office:value="1411474998.78788" calcext:value-type="float">
            <text:p>1411474998.78788</text:p>
          </table:table-cell>
          <table:table-cell office:value-type="float" office:value="512" calcext:value-type="float">
            <text:p>512</text:p>
          </table:table-cell>
          <table:table-cell table:formula="of:=([.A16]*1024*1024)/[.H16]" office:value-type="float" office:value="4194304" calcext:value-type="float">
            <text:p>4194304</text:p>
          </table:table-cell>
          <table:table-cell table:formula="of:=[.G16]/[.I16]" office:value-type="float" office:value="336.521863648386" calcext:value-type="float">
            <text:p>336.5218636484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ycl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29" calcext:value-type="float">
            <text:p>49129</text:p>
          </table:table-cell>
          <table:table-cell office:value-type="float" office:value="52115" calcext:value-type="float">
            <text:p>52115</text:p>
          </table:table-cell>
        </table:table-row>
        <table:table-row table:style-name="ro1">
          <table:table-cell/>
          <table:table-cell office:value-type="float" office:value="48304" calcext:value-type="float">
            <text:p>48304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/>
          <table:table-cell office:value-type="float" office:value="58525" calcext:value-type="float">
            <text:p>58525</text:p>
          </table:table-cell>
          <table:table-cell office:value-type="float" office:value="46043" calcext:value-type="float">
            <text:p>46043</text:p>
          </table:table-cell>
        </table:table-row>
        <table:table-row table:style-name="ro1">
          <table:table-cell/>
          <table:table-cell office:value-type="float" office:value="43980" calcext:value-type="float">
            <text:p>43980</text:p>
          </table:table-cell>
          <table:table-cell office:value-type="float" office:value="44592" calcext:value-type="float">
            <text:p>4459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02:39:41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don Lin</meta:initial-creator>
    <meta:creation-date>2014-12-14T15:41:21</meta:creation-date>
    <dc:date>2014-12-15T03:05:50.589000000</dc:date>
    <meta:editing-duration>PT37M19S</meta:editing-duration>
    <meta:editing-cycles>2</meta:editing-cycles>
    <meta:generator>LibreOffice/4.3.2.2$Windows_x86 LibreOffice_project/edfb5295ba211bd31ad47d0bad0118690f76407d</meta:generator>
    <meta:document-statistic meta:table-count="3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08cm" svg:height="14.416cm" xlink:href=".." xlink:type="simple" chart:class="chart:scatter" chart:style-name="ch1">
        <chart:title svg:x="8.676cm" svg:y="0.424cm" chart:style-name="ch2">
          <text:p>File Cache Results</text:p>
        </chart:title>
        <chart:subtitle svg:x="8.636cm" svg:y="1.517cm" chart:style-name="ch3">
          <text:p>File Size vs Read Time</text:p>
        </chart:subtitle>
        <chart:legend chart:legend-position="end" svg:x="18.503cm" svg:y="6.906cm" style:legend-expansion="high" chart:style-name="ch4"/>
        <chart:plot-area chart:style-name="ch5" table:cell-range-address="Sheet1.A2:Sheet1.A16 Sheet1.J2:Sheet1.J16" svg:x="1.427cm" svg:y="2.462cm" svg:width="16.65cm" svg:height="10.695cm">
          <chartooo:coordinate-region svg:x="2.25cm" svg:y="2.664cm" svg:width="15.444cm" svg:height="9.84cm"/>
          <chart:axis chart:dimension="x" chart:name="primary-x" chart:style-name="ch6">
            <chart:title svg:x="8.732cm" svg:y="13.445cm" chart:style-name="ch7">
              <text:p>File Size (MB)</text:p>
            </chart:title>
          </chart:axis>
          <chart:axis chart:dimension="y" chart:name="primary-y" chart:style-name="ch6">
            <chart:title svg:x="0.451cm" svg:y="10.681cm" chart:style-name="ch8">
              <text:p>Read Time (nanoseconds per 512 bytes)</text:p>
            </chart:title>
            <chart:grid chart:style-name="ch9" chart:class="major"/>
          </chart:axis>
          <chart:series chart:style-name="ch10" chart:values-cell-range-address="Sheet1.J2:Sheet1.J16" chart:class="chart:scatter">
            <chart:domain table:cell-range-address="Sheet1.A2:Sheet1.A16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6</svg:desc>
                </draw:g>
              </table:table-cell>
              <table:table-cell office:value-type="float" office:value="248.013953006629">
                <text:p>248.013953006629</text:p>
                <draw:g>
                  <svg:desc>Sheet1.J2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28.514274828362">
                <text:p>228.514274828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2.356456409801">
                <text:p>202.356456409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07.487113259055">
                <text:p>207.487113259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98.335652206883">
                <text:p>198.335652206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99.83516924309">
                <text:p>199.83516924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229.12012793801">
                <text:p>229.12012793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209.030192982067">
                <text:p>209.030192982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212.287671349265">
                <text:p>212.28767134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213.516344105114">
                <text:p>213.516344105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240.770055535827">
                <text:p>240.770055535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300.832850173915">
                <text:p>300.832850173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274.79027612199">
                <text:p>274.79027612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293.3507421875">
                <text:p>293.35074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336.521863648386">
                <text:p>336.521863648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